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Currier New" svg:font-family="'Currier New'"/>
    <style:font-face style:name="OpenSymbol" svg:font-family="OpenSymbol"/>
    <style:font-face style:name="Tahoma1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Heading_20_2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Heading_20_2">
      <style:text-properties fo:background-color="transparent"/>
    </style:style>
    <style:style style:name="P4" style:family="paragraph" style:parent-style-name="Heading_20_3">
      <style:paragraph-properties fo:text-align="center" style:justify-single-word="false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1" fo:font-size="12pt" style:text-underline-style="none" fo:background-color="transparent" style:font-name-asian="Courier New" style:font-size-asian="10.5pt" style:font-name-complex="Courier New" style:font-size-complex="12pt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1" fo:font-size="12pt" style:text-underline-style="none" fo:font-weight="normal" fo:background-color="transparent" style:font-name-asian="Courier New" style:font-size-asian="10.5pt" style:font-weight-asian="normal" style:font-name-complex="Courier New" style:font-size-complex="12pt" style:font-weight-complex="normal"/>
    </style:style>
    <style:style style:name="P10" style:family="paragraph" style:parent-style-name="Standard">
      <style:text-properties style:font-name="Courier" fo:font-size="10pt" style:font-name-asian="Courier" style:font-size-asian="10pt" style:font-name-complex="Courier" style:font-size-complex="10pt"/>
    </style:style>
    <style:style style:name="P11" style:family="paragraph" style:parent-style-name="Standard" style:list-style-name="">
      <style:paragraph-properties fo:text-align="start" style:justify-single-word="false" style:text-autospace="none"/>
      <style:text-properties style:font-name="Courier" fo:font-size="10pt" style:font-name-asian="Courier" style:font-size-asian="10pt" style:font-name-complex="Courier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Courier" fo:font-size="10pt" style:font-name-asian="Courier" style:font-size-asian="10pt" style:font-name-complex="Courier" style:font-size-complex="10pt"/>
    </style:style>
    <style:style style:name="P13" style:family="paragraph" style:parent-style-name="Standard" style:list-style-name="">
      <style:paragraph-properties style:text-autospace="none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6" style:family="paragraph" style:parent-style-name="Standard" style:list-style-name="">
      <style:paragraph-properties style:text-autospace="none"/>
      <style:text-properties fo:font-size="10pt" style:font-size-asian="10pt" style:font-size-complex="10pt"/>
    </style:style>
    <style:style style:name="P17" style:family="paragraph" style:parent-style-name="Standard" style:list-style-name="">
      <style:paragraph-properties fo:text-align="justify" style:justify-single-word="false" style:text-autospace="none"/>
      <style:text-properties style:font-name="Arial1" fo:font-size="12pt" style:font-size-asian="12pt" style:font-size-complex="12pt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text-properties fo:font-size="12pt" style:font-size-asian="12pt" style:font-size-complex="12pt"/>
    </style:style>
    <style:style style:name="P20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21" style:family="paragraph" style:parent-style-name="Text_20_body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22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23" style:family="paragraph" style:parent-style-name="Text_20_body" style:list-style-name="L2">
      <style:text-properties fo:font-size="12pt" style:font-size-asian="12pt" style:font-size-complex="12pt"/>
    </style:style>
    <style:style style:name="P24" style:family="paragraph" style:parent-style-name="Text_20_body" style:list-style-name="L1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25" style:family="paragraph" style:parent-style-name="Text_20_body" style:list-style-name="L1">
      <style:paragraph-properties fo:text-align="justify" style:justify-single-word="false"/>
      <style:text-properties fo:font-size="12pt" fo:background-color="#e00000" style:font-size-asian="12pt" style:font-size-complex="12pt"/>
    </style:style>
    <style:style style:name="P26" style:family="paragraph" style:parent-style-name="Text_20_body" style:list-style-name="L1">
      <style:paragraph-properties fo:text-align="justify" style:justify-single-word="false"/>
      <style:text-properties style:use-window-font-color="true" fo:font-size="12pt" fo:background-color="transparent" style:font-size-asian="12pt" style:font-size-complex="12pt"/>
    </style:style>
    <style:style style:name="P27" style:family="paragraph" style:parent-style-name="Text_20_body">
      <style:paragraph-properties fo:text-align="center" style:justify-single-word="false"/>
      <style:text-properties style:use-window-font-color="true" style:font-name="Courier New" fo:font-size="10pt" style:font-size-asian="10pt" style:font-size-complex="10pt"/>
    </style:style>
    <style:style style:name="P28" style:family="paragraph" style:parent-style-name="Text_20_body">
      <style:paragraph-properties fo:text-align="justify" style:justify-single-word="false"/>
      <style:text-properties style:use-window-font-color="true" style:font-name="Courier New" fo:font-size="10pt" style:font-size-asian="10pt" style:font-size-complex="10pt"/>
    </style:style>
    <style:style style:name="P29" style:family="paragraph" style:parent-style-name="Text_20_body">
      <style:paragraph-properties fo:text-align="justify" style:justify-single-word="false"/>
      <style:text-properties style:use-window-font-color="true" style:font-name="Arial1" fo:font-size="12pt" style:font-size-asian="12pt" style:font-size-complex="12pt"/>
    </style:style>
    <style:style style:name="P30" style:family="paragraph" style:parent-style-name="Text_20_body">
      <style:paragraph-properties fo:text-align="justify" style:justify-single-word="false"/>
      <style:text-properties style:font-name="Arial1" fo:font-size="12pt" style:font-size-asian="10.5pt" style:font-size-complex="12pt"/>
    </style:style>
    <style:style style:name="P31" style:family="paragraph" style:parent-style-name="Text_20_body" style:list-style-name="">
      <style:paragraph-properties fo:text-align="justify" style:justify-single-word="false" style:text-autospace="none"/>
      <style:text-properties style:font-name="Arial1" fo:font-size="12pt" style:font-size-asian="12pt" style:font-size-complex="12pt"/>
    </style:style>
    <style:style style:name="P32" style:family="paragraph" style:parent-style-name="Text_20_body">
      <style:paragraph-properties fo:text-align="justify" style:justify-single-word="false"/>
      <style:text-properties style:font-name="Courier New" fo:font-size="10pt" style:font-size-asian="10pt" style:font-size-complex="10pt"/>
    </style:style>
    <style:style style:name="P33" style:family="paragraph" style:parent-style-name="Text_20_body" style:list-style-name="L2"/>
    <style:style style:name="P34" style:family="paragraph" style:parent-style-name="Text_20_body">
      <style:paragraph-properties fo:text-align="justify" style:justify-single-word="false"/>
      <style:text-properties fo:font-size="10pt" style:font-size-asian="10pt" style:font-size-complex="10pt"/>
    </style:style>
    <style:style style:name="P35" style:family="paragraph" style:parent-style-name="Text_20_body">
      <style:paragraph-properties fo:text-align="justify" style:justify-single-word="false" fo:break-before="page"/>
      <style:text-properties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transparent" style:font-weight-asian="bold" style:font-weight-complex="bold"/>
    </style:style>
    <style:style style:name="T4" style:family="text">
      <style:text-properties fo:font-weight="bold" fo:background-color="#ff0000" style:font-weight-asian="bold" style:font-weight-complex="bold"/>
    </style:style>
    <style:style style:name="T5" style:family="text">
      <style:text-properties style:font-name="Courier" fo:font-size="10pt" style:font-name-asian="Courier" style:font-size-asian="10pt" style:font-name-complex="Courier" style:font-size-complex="10pt"/>
    </style:style>
    <style:style style:name="T6" style:family="text">
      <style:text-properties style:font-name="Courier" style:font-name-asian="Courier" style:font-name-complex="Courier"/>
    </style:style>
    <style:style style:name="T7" style:family="text">
      <style:text-properties style:font-name-asian="Courier" style:font-name-complex="Courier"/>
    </style:style>
    <style:style style:name="T8" style:family="text">
      <style:text-properties style:font-name="Currier New" fo:font-size="10pt" style:font-size-asian="10pt" style:font-size-complex="10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background-color="transparent" style:font-size-asian="12pt" style:font-size-complex="12pt"/>
    </style:style>
    <style:style style:name="T11" style:family="text">
      <style:text-properties style:font-name="Courier New"/>
    </style:style>
    <style:style style:name="T12" style:family="text">
      <style:text-properties style:font-name="Courier New" style:font-name-asian="Courier" style:font-name-complex="Courier"/>
    </style:style>
    <style:style style:name="T13" style:family="text">
      <style:text-properties style:font-name="Courier New" fo:font-size="10pt" style:font-name-asian="Courier" style:font-size-asian="10pt" style:font-name-complex="Courier" style:font-size-complex="10pt"/>
    </style:style>
    <style:style style:name="T14" style:family="text">
      <style:text-properties style:font-name="Courier New" fo:font-size="10pt" style:font-size-asian="10pt" style:font-size-complex="10pt"/>
    </style:style>
    <style:style style:name="T15" style:family="text">
      <style:text-properties style:font-name="Courier New" fo:font-size="10pt" fo:background-color="transparent" style:font-size-asian="10pt" style:font-size-complex="10pt"/>
    </style:style>
    <style:style style:name="T16" style:family="text">
      <style:text-properties fo:background-color="transparent"/>
    </style:style>
    <style:style style:name="T17" style:family="text">
      <style:text-properties fo:font-style="italic"/>
    </style:style>
    <style:style style:name="T18" style:family="text">
      <style:text-properties fo:font-style="italic" style:font-name-asian="Courier New" style:font-style-asian="italic" style:font-name-complex="Courier New" style:font-style-complex="italic"/>
    </style:style>
    <style:style style:name="T19" style:family="text">
      <style:text-properties style:use-window-font-color="true" fo:background-color="transparent"/>
    </style:style>
    <style:style style:name="T20" style:family="text">
      <style:text-properties fo:color="#0000ff"/>
    </style:style>
    <style:style style:name="T21" style:family="text">
      <style:text-properties fo:color="#0000ff" fo:font-style="italic" style:font-name-asian="Courier New" style:font-style-asian="italic" style:font-name-complex="Courier New" style:font-style-complex="italic"/>
    </style:style>
    <style:style style:name="T22" style:family="text">
      <style:text-properties fo:color="#0000ff" fo:background-color="transparent"/>
    </style:style>
    <style:style style:name="T23" style:family="text">
      <style:text-properties fo:background-color="#ffff9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JDBC (Java Database Connectivity)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">JDBC (Java Database Connectivity)<text:tab/>1</text:p>
          <text:p text:style-name="P6">Что такое JDBC?<text:tab/>1</text:p>
          <text:p text:style-name="P6">JDBC Драйверы<text:tab/>1</text:p>
          <text:p text:style-name="P6">Основные классы JDBC <text:tab/>1</text:p>
          <text:p text:style-name="P6">Получение соединения<text:tab/>2</text:p>
          <text:p text:style-name="P6">Читаем из базы (Select)<text:tab/>3</text:p>
          <text:p text:style-name="P6">Пишем в базу (Update, Delete и Insert)<text:tab/>3</text:p>
          <text:p text:style-name="P6">Транзакции (Savepoint, Commit, Rollback)<text:tab/>4</text:p>
          <text:p text:style-name="P7">Auto-commit<text:tab/>5</text:p>
          <text:p text:style-name="P7">Ручное управление<text:tab/>5</text:p>
          <text:p text:style-name="P7">JTA Транзакции<text:tab/>5</text:p>
          <text:p text:style-name="P6">PreparedStatement vs. Statement<text:tab/>5</text:p>
          <text:p text:style-name="P6">CallableStatement<text:tab/>6</text:p>
          <text:p text:style-name="P6">Вопросы, которые не обсуждены<text:tab/>6</text:p>
        </text:index-body>
      </text:table-of-content>
      <text:h text:style-name="P2" text:outline-level="2">Что такое JDBC?</text:h>
      <text:p text:style-name="P8">JDBC – это стандартное Java API для работы с реляционными СУБД. <text:s/>В реальности оказывается, что некоторые объектные СУБД и иногда даже совсем не СУБД предоставляют JDBC интерфейс для работы с данными.</text:p>
      <text:p text:style-name="P8"/>
      <text:p text:style-name="P8">В данном документе будут даны самые базовые сведения об использовании JDBC.</text:p>
      <text:h text:style-name="Heading_20_2" text:outline-level="2"><text:span text:style-name="T2">JDBC</text:span><text:span text:style-name="T2"> Драйверы</text:span></text:h>
      <text:p text:style-name="P9">Как правило, все поставщики СУБД распространяют библиотеки для работы со своими СУБД для разных платформ. Такие библиотеки в Java называются JDBC драйверами. </text:p>
      <text:p text:style-name="P9"/>
      <text:p text:style-name="P9">Раньше, когда Java ещё не занимала достойного места на рынке, считалось, что будут популярны разные виды драйверов, в т.ч. реализованные как вызовы более старого интерфейса ODBC (JDBC-ODBC Bridge). Сегодня практически любой драйвер представляет собой JAR файл с классами, реализующими интерфейсы из пакетов <text:a xlink:type="simple" xlink:href="http://java.sun.com/j2se/1.4.2/docs/api/java/sql/package-summary.html">java.sql</text:a> и <text:a xlink:type="simple" xlink:href="http://java.sun.com/j2se/1.4.2/docs/api/javax/sql/package-summary.html">javax.sql</text:a>.</text:p>
      <text:p text:style-name="P9"/>
      <text:p text:style-name="P9">Для того, чтобы начать работать с СУБД в classpath необходимо добавить JDBC драйвер для соответствующей СУБД.</text:p>
      <text:p text:style-name="P9"/>
      <text:h text:style-name="Heading_20_2" text:outline-level="2">Основные классы JDBC </text:h>
      <text:p text:style-name="P18"/>
      <text:list xml:id="list40637597" text:style-name="L1">
        <text:list-item>
          <text:p text:style-name="P24"><text:a xlink:type="simple" xlink:href="http://java.sun.com/javase/6/docs/api/java/sql/DriverManager.html">DriverManager</text:a> – Основная задача данного класса – получение соединения с СУБД по JDBC URL </text:p>
        </text:list-item>
        <text:list-item>
          <text:p text:style-name="P25"><text:a xlink:type="simple" xlink:href="http://java.sun.com/javase/6/docs/api/java/sql/Connection.html"><text:span text:style-name="T16">Connection</text:span></text:a><text:span text:style-name="T16"> – </text:span><text:span text:style-name="T16">Соединение с СУБД.</text:span></text:p>
        </text:list-item>
        <text:list-item>
          <text:p text:style-name="P25"><text:a xlink:type="simple" xlink:href="http://java.sun.com/javase/6/docs/api/java/sql/Statement.html"><text:span text:style-name="T16">Statement</text:span></text:a><text:span text:style-name="T16"> – </text:span><text:span text:style-name="T16">Объекты этого класса можно порождать в контексте соединения и использовать для выполнения запросов.</text:span></text:p>
        </text:list-item>
        <text:list-item>
          <text:p text:style-name="P25"><text:soft-page-break/><text:a xlink:type="simple" xlink:href="http://java.sun.com/javase/6/docs/api/java/sql/PreparedStatement.html"><text:span text:style-name="T16">PreparedStatement</text:span></text:a><text:span text:style-name="T16"> – </text:span><text:span text:style-name="T16">То же, что и </text:span><text:span text:style-name="T15">Statement</text:span><text:span text:style-name="T16">,</text:span><text:span text:style-name="T16"> </text:span><text:span text:style-name="T16">но запрос разбирается только один раз, а потом в него подставляются параметры и он исполняется столько раз, сколько нужно. </text:span></text:p>
        </text:list-item>
        <text:list-item>
          <text:p text:style-name="P25"><text:a xlink:type="simple" xlink:href="http://java.sun.com/javase/6/docs/api/java/sql/CallableStatement.html"><text:span text:style-name="T16">CallableStatement</text:span></text:a><text:span text:style-name="T16"> – </text:span><text:span text:style-name="T16">То же самое, что и </text:span><text:span text:style-name="T15">PreparedStatement</text:span><text:span text:style-name="T16">, </text:span><text:span text:style-name="T16">но для исполнения хранимых процедур и функций СУБД</text:span></text:p>
        </text:list-item>
        <text:list-item>
          <text:p text:style-name="P26"><text:a xlink:type="simple" xlink:href="http://java.sun.com/javase/6/docs/api/java/sql/ResultSet.html">ResultSet</text:a> – Класс, представляющий собой курсор базы данных. Другими словами – это итератор по результатам выполненного запроса. Как правило, конкретная реализация <text:span text:style-name="T14">ResultSet</text:span> подкачивает строки выборки небольшими буферами для оптимизации.</text:p>
        </text:list-item>
        <text:list-item>
          <text:p text:style-name="P24"><text:a xlink:type="simple" xlink:href="http://java.sun.com/javase/6/docs/api/java/sql/Blob.html">Blob</text:a> – Один из типов значений колонки в выборке, который соответствует Binary Large Object типу конкретной СУБД. Из него можно читать как из файла с помощью <text:span text:style-name="T14">InputStream</text:span>.</text:p>
        </text:list-item>
        <text:list-item>
          <text:p text:style-name="P24"><text:a xlink:type="simple" xlink:href="http://java.sun.com/javase/6/docs/api/java/sql/Clob.html">Clob</text:a> – То же самое что и <text:span text:style-name="T14">Blob</text:span>, но для данных типа Character Large Object.</text:p>
        </text:list-item>
        <text:list-item>
          <text:p text:style-name="P21"><text:a xlink:type="simple" xlink:href="http://java.sun.com/javase/6/docs/api/javax/sql/DataSource.html">DataSource</text:a> – Данный интерфейс очень важен в JavaEE. Обычно он представляет собой пул соединений с СУБД, которые можно повторно использовать по мере необходимости и после чего возвращать обратно в пул без закрытия сетевого соединения</text:p>
        </text:list-item>
      </text:list>
      <text:h text:style-name="Heading_20_2" text:outline-level="2">Получение соединения</text:h>
      <text:p text:style-name="P20">Способы получения соединения с СУБД в Java SE и в Java EE сильно отличаются. В этом документе будет описан только обычный способ, характерный для Java SE.</text:p>
      <text:p text:style-name="P20">Обычно в комплекте с драйвером идёт документация, в которой подробно всё описано, но чаще всего пишут что-то такое: </text:p>
      <text:p text:style-name="P10"/>
      <text:p text:style-name="P10">public class LoadDriver {</text:p>
      <text:p text:style-name="P11"><text:s text:c="3"/>public static void main(String[] args) {</text:p>
      <text:p text:style-name="P11"><text:tab/>try {</text:p>
      <text:p text:style-name="P11"><text:tab/><text:tab/>// The newInstance() call is a work around for some</text:p>
      <text:p text:style-name="P11"><text:tab/><text:tab/>// broken Java implementations</text:p>
      <text:p text:style-name="P11"><text:tab/><text:tab/>Class.forName("com.mysql.jdbc.Driver").newInstance();</text:p>
      <text:p text:style-name="P11"><text:tab/>} catch (Exception ex) {</text:p>
      <text:p text:style-name="P11"><text:tab/><text:tab/>// handle the error</text:p>
      <text:p text:style-name="P11"><text:tab/>}</text:p>
      <text:p text:style-name="P11"><text:s text:c="3"/>}</text:p>
      <text:p text:style-name="P13"><text:span text:style-name="T5">} </text:span></text:p>
      <text:p text:style-name="P14"/>
      <text:p text:style-name="P15">Сперва необходимо загрузить главный класс драйвера. В нашем случае – <text:span text:style-name="T8">com.mysql.jdbc.Driver</text:span>. </text:p>
      <text:p text:style-name="P15"/>
      <text:p text:style-name="P15">Потом используем DriverManager:</text:p>
      <text:p text:style-name="P12"/>
      <text:p text:style-name="P12">import java.sql.Connection;</text:p>
      <text:p text:style-name="P11">import java.sql.DriverManager;</text:p>
      <text:p text:style-name="P11">import java.sql.SQLException;</text:p>
      <text:p text:style-name="P11"/>
      <text:p text:style-name="P11">try {</text:p>
      <text:p text:style-name="P11"><text:s text:c="3"/>Connection conn = DriverManager.getConnection("jdbc:mysql://localhost/test");</text:p>
      <text:p text:style-name="P11"><text:soft-page-break/><text:s text:c="3"/>// Do something with the Connection </text:p>
      <text:p text:style-name="P11">} catch (SQLException ex) {</text:p>
      <text:p text:style-name="P11"><text:s text:c="3"/>// handle any errors</text:p>
      <text:p text:style-name="P11"><text:s text:c="3"/>System.out.println("SQLException: " + ex.getMessage());</text:p>
      <text:p text:style-name="P11"><text:s text:c="3"/>System.out.println("SQLState: " <text:s text:c="4"/>+ ex.getSQLState());</text:p>
      <text:p text:style-name="P11"><text:s text:c="3"/>System.out.println("VendorError: " <text:s/>+ ex.getErrorCode());</text:p>
      <text:p text:style-name="P16"><text:span text:style-name="T6">}</text:span></text:p>
      <text:p text:style-name="P16"><text:span text:style-name="T6"/></text:p>
      <text:p text:style-name="P17"><text:span text:style-name="T7">Судя по всему, при загрузке класса драйвера срабатывает блок статической инициализации, который регистрирует в </text:span><text:span text:style-name="T13">DriverManager'</text:span><text:span text:style-name="T13">е</text:span><text:span text:style-name="T7"> </text:span><text:span text:style-name="T7">себя и что он обрабатывает соединения, </text:span><text:span text:style-name="T7">URL </text:span><text:span text:style-name="T7">которых имеет вид</text:span><text:span text:style-name="T12"> </text:span><text:span text:style-name="T12">jdbc:mysql://*</text:span></text:p>
      <text:p text:style-name="P17"><text:span text:style-name="T12"/></text:p>
      <text:p text:style-name="P17"><text:span text:style-name="T7">С соединениями примерно такая же беда, как с </text:span><text:span text:style-name="T7">Input/Output </text:span><text:span text:style-name="T7">потоками. Их необходимо закрывать, иначе очень быстро наступит предельно допустимое количество открытых соединений и к ней нельзя будет подключиться.</text:span></text:p>
      <text:p text:style-name="P17"><text:span text:style-name="T7"/></text:p>
      <text:p text:style-name="P20">Итак, соединение получено. Теперь нужно научиться делать самые простые вещи. Выборку данных (как правило это SQL оператор SELECT) и их модификацию (INSERT, UPDATE и DELETE).</text:p>
      <text:p text:style-name="P20"/>
      <text:p text:style-name="P31"><text:span text:style-name="T7">В </text:span><text:span text:style-name="T7">JDBC </text:span><text:span text:style-name="T7">операции чтения и модификации выполняются немного по-разному, т. к. при чтении нужно возвращать сами данные </text:span><text:span text:style-name="T7">(</text:span><text:span text:style-name="T13">ResultSet</text:span><text:span text:style-name="T7">), </text:span><text:span text:style-name="T7">а при модификации можно обойтись количеством строк, которые были изменены в хоте выполнения запроса.</text:span></text:p>
      <text:h text:style-name="P3" text:outline-level="2">Читаем из базы (Select)</text:h>
      <text:h text:style-name="P3" text:outline-level="2">Пишем в базу (Update, Delete и Insert)</text:h>
      <text:p text:style-name="Text_20_body"><text:span text:style-name="T16"><text:s text:c="8"/></text:span></text:p>
      <text:p text:style-name="Text_20_body"><text:span text:style-name="T16"><text:s text:c="8"/>Connection conn = </text:span><text:span text:style-name="T3">null</text:span><text:span text:style-name="T16">;</text:span></text:p>
      <text:p text:style-name="Text_20_body"><text:span text:style-name="T16"><text:s text:c="8"/>try {</text:span></text:p>
      <text:p text:style-name="Text_20_body"><text:span text:style-name="T16"><text:s text:c="12"/>conn = </text:span><text:span text:style-name="T16">connectionPool</text:span><text:span text:style-name="T16">.getConnection();</text:span></text:p>
      <text:p text:style-name="Text_20_body"><text:span text:style-name="T16"><text:s text:c="12"/>PreparedStatement ps = conn.prepareStatement(</text:span><text:span text:style-name="T22">"delete from </text:span><text:span text:style-name="T22">SOME_TABLE</text:span><text:span text:style-name="T22"> where id=?")</text:span><text:span text:style-name="T16">;</text:span></text:p>
      <text:p text:style-name="Text_20_body"><text:span text:style-name="T16"><text:s text:c="12"/>ps.setInt(1, </text:span><text:span text:style-name="T16">some</text:span><text:span text:style-name="T16">Id);</text:span></text:p>
      <text:p text:style-name="Text_20_body"><text:span text:style-name="T16"><text:s text:c="12"/>ps.execute(); <text:s text:c="3"/></text:span></text:p>
      <text:p text:style-name="Text_20_body"><text:span text:style-name="T16"><text:s text:c="8"/>} finally {</text:span></text:p>
      <text:p text:style-name="Text_20_body"><text:span text:style-name="T16"><text:s text:c="12"/></text:span><text:span text:style-name="T3">JdbcDaoHelper.safeClose(conn, log);</text:span></text:p>
      <text:p text:style-name="Text_20_body"><text:span text:style-name="T16"><text:s text:c="8"/>}</text:span></text:p>
      <text:p text:style-name="Text_20_body"><text:span text:style-name="T16"/></text:p>
      <text:p text:style-name="P20"><text:span text:style-name="T16">Обычно стоит написать утилитный метод, который закрывает соединение и игнорирует исключения </text:span><text:span text:style-name="T16">(</text:span><text:span text:style-name="T16">Jdbc</text:span><text:span text:style-name="T16">DaoHelper). </text:span><text:span text:style-name="T16">Очень важно закрывать соединение при любых обстоятельствах.</text:span></text:p>
      <text:p text:style-name="P20"><text:span text:style-name="T16">Вот ещё один интересный пример:</text:span></text:p>
      <text:p text:style-name="P20"><text:span text:style-name="T15"/></text:p>
      <text:p text:style-name="P35"><text:span text:style-name="T15">public int uploadFile(InputStream is, int fileId) throws IOException, SQLException</text:span></text:p>
      <text:p text:style-name="P32"><text:span text:style-name="T16">{</text:span></text:p>
      <text:p text:style-name="P32"><text:span text:style-name="T16"><text:s text:c="5"/>Connection conn = null;</text:span></text:p>
      <text:p text:style-name="P32"><text:span text:style-name="T16"><text:s text:c="5"/>try {</text:span></text:p>
      <text:p text:style-name="P32"><text:span text:style-name="T16"><text:s text:c="8"/>conn = ds.getConnection();</text:span></text:p>
      <text:p text:style-name="P32"><text:span text:style-name="T16"><text:s text:c="7"/>PreparedStatement ps = conn.prepareStatemen</text:span><text:span text:style-name="T19">t(</text:span><text:span text:style-name="T22">"insert into FILE_BODIES (id, file_id, data) values (null, ?, ?)"</text:span><text:span text:style-name="T16">, </text:span><text:span text:style-name="T4">PreparedStatement.RETURN_GENERATED_KEYS</text:span><text:span text:style-name="T16">);</text:span></text:p>
      <text:p text:style-name="P32"><text:span text:style-name="T16"><text:s text:c="12"/></text:span></text:p>
      <text:p text:style-name="P32"><text:span text:style-name="T16"><text:s text:c="9"/>ps.setInt(1, fileId);</text:span></text:p>
      <text:p text:style-name="P32"><text:span text:style-name="T16"><text:s text:c="9"/>ps.setBlob(2, is);</text:span></text:p>
      <text:p text:style-name="P32"><text:span text:style-name="T16"><text:s text:c="12"/></text:span></text:p>
      <text:p text:style-name="P32"><text:span text:style-name="T16"><text:s text:c="9"/>ps.execute();</text:span></text:p>
      <text:p text:style-name="P32"><text:span text:style-name="T16"><text:s text:c="9"/>ResultSet rs = </text:span><text:span text:style-name="T3">ps.getGeneratedKeys();</text:span></text:p>
      <text:p text:style-name="P32"><text:span text:style-name="T16"/></text:p>
      <text:p text:style-name="P32"><text:span text:style-name="T16"><text:s text:c="9"/>if ( !rs.next() ) {</text:span></text:p>
      <text:p text:style-name="P32"><text:span text:style-name="T16"><text:s text:c="12"/>throw new SQLException("Hmm.. No keys were generated!");</text:span></text:p>
      <text:p text:style-name="P32"><text:span text:style-name="T16"><text:s text:c="9"/>} <text:s text:c="6"/></text:span></text:p>
      <text:p text:style-name="P32"><text:span text:style-name="T16"><text:s text:c="9"/>return rs.getInt(1);</text:span></text:p>
      <text:p text:style-name="P32"><text:span text:style-name="T16"><text:s text:c="5"/></text:span><text:span text:style-name="T16">}</text:span><text:span text:style-name="T16"> finally {</text:span></text:p>
      <text:p text:style-name="P32"><text:span text:style-name="T16"><text:s text:c="9"/></text:span><text:span text:style-name="T3">JdbcDaoHelper.safeClose(conn, log);</text:span></text:p>
      <text:p text:style-name="P32"><text:span text:style-name="T16"><text:s text:c="5"/>}</text:span></text:p>
      <text:p text:style-name="P34">}<text:span text:style-name="T10"> <text:s text:c="2"/></text:span></text:p>
      <text:h text:style-name="Heading_20_2" text:outline-level="2"/>
      <text:h text:style-name="Heading_20_2" text:outline-level="2"/>
      <text:h text:style-name="Heading_20_2" text:outline-level="2">Транзакции (Savepoint, Commit, Rollback)</text:h>
      <text:p text:style-name="P19">Важнейшей концепцией в СУБД является концепция транзакции. В википедии неплохое определение:</text:p>
      <text:p text:style-name="P20"><text:span text:style-name="T1">Транза́кция</text:span> (<text:span text:style-name="T17">transaction</text:span>) — группа последовательных операций, которая представляет собой логическую единицу работы с данными. Транзакция может быть выполнена либо целиком и успешно, соблюдая целостность данных и независимо от параллельно идущих других транзакций, либо не выполнена вообще, и тогда она не должна произвести никакого эффекта. </text:p>
      <text:p text:style-name="P20">В JDBC управление транзакциями возможно с помощью класса Connection. В этом классе есть два метода: <text:span text:style-name="T14">commit()</text:span> и <text:span text:style-name="T14">rollback()</text:span>;</text:p>
      <text:p text:style-name="P20">Утверждается, что после того, как выполнен метод <text:span text:style-name="T14">commit()</text:span>, изменения, произведённые в СУБД фиксируются окончательно. Метод <text:span text:style-name="T14">rollback()</text:span> откатывает произведённые изменения полностью. После выполнения любого из этих методов начинается новая <text:soft-page-break/>транзакция. Строго говоря, если есть открытое соединение с СУБД, то вы всегда находитесь в контексте какой-либо транзакции. В ручную начинать транзакции в JDBC не нужно. Существует два режима управления транзакциями – Auto-commit и ручное управление. </text:p>
      <text:h text:style-name="P4" text:outline-level="3">Auto-commit</text:h>
      <text:p text:style-name="P20">Режим auto-commit означает, что транзакция завершается и начинается новая после выполнения каждого запроса. Это означает, что фактически, транзакций нет, т. е. набор операций, которые или выполняются полностью, или не выполняются вообще состоит из одной операции. </text:p>
      <text:p text:style-name="P20">Естественно, такой режим практически никогда не применяется на практике, но очень вероятно, что он включен по умолчанию. Включается и выключается он с помощью <text:a xlink:type="simple" xlink:href="http://java.sun.com/javase/6/docs/api/java/sql/Connection.html#setAutoCommit(boolean)">connection.setAutoCommit(boolean)</text:a>;</text:p>
      <text:p text:style-name="P20">Такой режим управления транзакциями подходит, например, если выполняются только select-запросы.</text:p>
      <text:h text:style-name="P4" text:outline-level="3">Ручное управление</text:h>
      <text:p text:style-name="P20">Ручное управление подразумевает явный вызов <text:span text:style-name="T14">commit()</text:span> и <text:span text:style-name="T14">rollback()</text:span> после того, как выполнен ряд изменений в СУБД. В таком режиме рекомендуется явно сделать commit или rollback перед закрытием соединения, т.к. реакция драйвера на наличие незаконченной транзакции зависит от реализации драйвера.</text:p>
      <text:p text:style-name="P20">При ручном управлении есть возможность отката транзакции не полностью, а до некоторый точки (savepoint). Это примерно то же самое, что тебя убирают в Doom и можно начать игру заново с последнего сейва :) Для того, чтобы использовать эту возможность, существуют методы:</text:p>
      <text:p text:style-name="P22"><text:a xlink:type="simple" xlink:href="http://java.sun.com/javase/6/docs/api/java/sql/Connection.html#setSavepoint()">Connection.setSavepoint()</text:a> </text:p>
      <text:p text:style-name="P22"><text:a xlink:type="simple" xlink:href="http://java.sun.com/javase/6/docs/api/java/sql/Connection.html#setSavepoint(java.lang.String)">Connection.setSavePoint(name)</text:a></text:p>
      <text:p text:style-name="P22"><text:a xlink:type="simple" xlink:href="http://java.sun.com/javase/6/docs/api/java/sql/Connection.html#rollback(java.sql.Savepoint)">Connection.rollback(SavePoint)</text:a></text:p>
      <text:h text:style-name="P4" text:outline-level="3">JTA Транзакции</text:h>
      <text:p text:style-name="P30">Это ещё один специальный режим управления транзакциями внутри сервера приложений JavaEE. Об этом будет отдельный документ.</text:p>
      <text:h text:style-name="Heading_20_2" text:outline-level="2">PreparedStatement vs. Statement</text:h>
      <text:p text:style-name="P20">Чаще всего требуется исполнять один и тот же запрос с разными входными параметрами. Например, не обязательно раздирать каждый раз запрос вида</text:p>
      <text:p text:style-name="P20"><text:span text:style-name="T14"><text:tab/>SELECT * from USERS WHERE ID=10 </text:span><text:s/></text:p>
      <text:p text:style-name="P20">Вместо этого можно один раз подготовить шаблон запроса:</text:p>
      <text:p text:style-name="P32"><text:tab/>SELECT * from USERS WHERE ID=?</text:p>
      <text:p text:style-name="P20">И подставив значение параметра, выполнять его без необходимости снова разбирать. Процесс разбора запроса, между прочим, достаточно сложный.</text:p>
      <text:p text:style-name="P20"><text:soft-page-break/><text:span text:style-name="T14">PreparedStatement</text:span> как раз и служит для того, чтобы разобранный шаблон запроса можно было применять несколько раз с разными параметрами. В целом следует заметить, что просто <text:span text:style-name="T14">Statement</text:span> практически не применяется также и по причинам, связанным с безопасностью. Когда вы используете <text:span text:style-name="T14">PreparedStatement</text:span>, вы избавлены от необходимости конструировать запросы с помощью конкатенации строк:</text:p>
      <text:p text:style-name="P27"><text:span text:style-name="T21">"</text:span><text:span text:style-name="T20">SELECT * FROM USERS WHERE ID=</text:span><text:span text:style-name="T21">"</text:span>+identifier;</text:p>
      <text:p text:style-name="P29">т. к. identifier в общем случае может быть строкой, то непроверенная строка, сформированная злым хакером может привести к исполнению нежелательных запросов к вашей СУБД.</text:p>
      <text:p text:style-name="P29"><text:span text:style-name="T14">PreparedStatement</text:span> решает эту проблему тем, что об экранировании параметров заботится сам класс <text:span text:style-name="T14">PreparedStatement</text:span>:</text:p>
      <text:p text:style-name="P29">Код в данном случае будет такой:</text:p>
      <text:p text:style-name="P28"><text:span text:style-name="T18">PreparedStatement ps = connection.prepareStatement(</text:span><text:span text:style-name="T21">"</text:span><text:span text:style-name="T20">SELECT * FROM USERS WHERE ID=?</text:span><text:span text:style-name="T21">"</text:span>);</text:p>
      <text:p text:style-name="P28">ps.setSting(<text:span text:style-name="T23">1</text:span>, identifier);</text:p>
      <text:p text:style-name="P29">Номера параметров в JDBC начинаются с 1!</text:p>
      <text:h text:style-name="Heading_20_2" text:outline-level="2">CallableStatement</text:h>
      <text:p text:style-name="P20">CallableStatement – это частный случай <text:span text:style-name="T14">PreparedStatement</text:span> и служит для работы с хранимыми процедурами (их пишут на процедурных расширениях SQL, таких как PL/SQL). т. к. я и так уже увлёкся процессом написания того, что легко ищется, то вот тут есть док неплохой:</text:p>
      <text:p text:style-name="P18"><text:a xlink:type="simple" xlink:href="http://docsrv.sco.com/JDK_guide/jdbc/getstart/callablestatement.doc.html"><text:span text:style-name="T9">http://docsrv.sco.com/JDK_guide/jdbc/getstart/callablestatement.doc.html</text:span></text:a></text:p>
      <text:p text:style-name="P20">Суть в том, что в CallableStatement можно указывать не только значения параметров, но и получать значения выходных (OUT) параметров. </text:p>
      <text:p text:style-name="P20"/>
      <text:h text:style-name="Heading_20_2" text:outline-level="2">Вопросы, которые не обсуждены</text:h>
      <text:list xml:id="list43144099" text:style-name="L2">
        <text:list-item>
          <text:p text:style-name="P33"><text:span text:style-name="T9">Выполнение массовых вставок, обновлений и удалений с помощью </text:span><text:a xlink:type="simple" xlink:href="http://java.sun.com/j2se/1.3/docs/guide/jdbc/spec2/jdbc2.1.frame6.html"><text:span text:style-name="T9">Batch Update</text:span></text:a></text:p>
        </text:list-item>
        <text:list-item>
          <text:p text:style-name="P23">Организация пулов соединений с помощью DataSourc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Currier New" svg:font-family="'Currier New'"/>
    <style:font-face style:name="OpenSymbol" svg:font-family="OpenSymbol"/>
    <style:font-face style:name="Tahoma1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en" fo:country="US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3T09:32:20</meta:creation-date>
    <dc:date>2010-03-24T23:15:52.21</dc:date>
    <meta:editing-duration>PT28H26M44S</meta:editing-duration>
    <meta:editing-cycles>862</meta:editing-cycles>
    <meta:generator>OpenOffice.org/3.2$Win32 OpenOffice.org_project/320m12$Build-9483</meta:generator>
    <meta:document-statistic meta:table-count="0" meta:image-count="0" meta:object-count="0" meta:page-count="6" meta:paragraph-count="137" meta:word-count="1334" meta:character-count="10135"/>
    <meta:user-defined meta:name="Поле 1"/>
    <meta:user-defined meta:name="Поле 2"/>
    <meta:user-defined meta:name="Поле 3"/>
    <meta:user-defined meta:name="Поле 4"/>
  </office:meta>
</office:document-meta>
</file>